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912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12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2931" table:style-name="ce13">
            <text:p>222,931</text:p>
          </table:table-cell>
          <table:table-cell office:value-type="float" office:value="112975" table:style-name="ce13">
            <text:p>112,975</text:p>
          </table:table-cell>
          <table:table-cell office:value-type="float" office:value="1409" table:style-name="ce13">
            <text:p>1,409</text:p>
          </table:table-cell>
          <table:table-cell office:value-type="float" office:value="1615" table:style-name="ce13">
            <text:p>1,615</text:p>
          </table:table-cell>
          <table:table-cell office:value-type="float" office:value="194552" table:style-name="ce13">
            <text:p>194,552</text:p>
          </table:table-cell>
          <table:table-cell office:value-type="float" office:value="37018" table:style-name="ce13">
            <text:p>37,018</text:p>
          </table:table-cell>
          <table:table-cell office:value-type="float" office:value="761562" table:style-name="ce13">
            <text:p>761,562</text:p>
          </table:table-cell>
          <table:table-cell office:value-type="float" office:value="1043" table:style-name="ce13">
            <text:p>1,043</text:p>
          </table:table-cell>
          <table:table-cell office:value-type="float" office:value="0.1" table:style-name="ce14">
            <text:p>0.10</text:p>
          </table:table-cell>
          <table:table-cell office:value-type="float" office:value="0.02" table:style-name="ce14">
            <text:p>0.02</text:p>
          </table:table-cell>
          <table:table-cell office:value-type="float" office:value="1289.45" table:style-name="ce14">
            <text:p>1,289.45</text:p>
          </table:table-cell>
          <table:table-cell office:value-type="float" office:value="388" table:style-name="ce13">
            <text:p>388</text:p>
          </table:table-cell>
          <table:table-cell office:value-type="float" office:value="6299" table:style-name="ce13">
            <text:p>6,29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1202" table:style-name="ce13">
            <text:p>341,202</text:p>
          </table:table-cell>
          <table:table-cell office:value-type="float" office:value="153738" table:style-name="ce13">
            <text:p>153,738</text:p>
          </table:table-cell>
          <table:table-cell office:value-type="float" office:value="1837" table:style-name="ce13">
            <text:p>1,837</text:p>
          </table:table-cell>
          <table:table-cell office:value-type="float" office:value="1798" table:style-name="ce13">
            <text:p>1,798</text:p>
          </table:table-cell>
          <table:table-cell office:value-type="float" office:value="387915" table:style-name="ce13">
            <text:p>387,915</text:p>
          </table:table-cell>
          <table:table-cell office:value-type="float" office:value="101787" table:style-name="ce13">
            <text:p>101,787</text:p>
          </table:table-cell>
          <table:table-cell office:value-type="float" office:value="948489" table:style-name="ce13">
            <text:p>948,489</text:p>
          </table:table-cell>
          <table:table-cell office:value-type="float" office:value="781" table:style-name="ce13">
            <text:p>781</text:p>
          </table:table-cell>
          <table:table-cell office:value-type="float" office:value="0.21" table:style-name="ce14">
            <text:p>0.21</text:p>
          </table:table-cell>
          <table:table-cell office:value-type="float" office:value="0.18" table:style-name="ce14">
            <text:p>0.18</text:p>
          </table:table-cell>
          <table:table-cell office:value-type="float" office:value="1241.03" table:style-name="ce14">
            <text:p>1,241.03</text:p>
          </table:table-cell>
          <table:table-cell office:value-type="float" office:value="1793" table:style-name="ce13">
            <text:p>1,793</text:p>
          </table:table-cell>
          <table:table-cell office:value-type="float" office:value="22085" table:style-name="ce13">
            <text:p>22,0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85419" table:style-name="ce13">
            <text:p>585,419</text:p>
          </table:table-cell>
          <table:table-cell office:value-type="float" office:value="368675" table:style-name="ce13">
            <text:p>368,675</text:p>
          </table:table-cell>
          <table:table-cell office:value-type="float" office:value="6845" table:style-name="ce13">
            <text:p>6,845</text:p>
          </table:table-cell>
          <table:table-cell office:value-type="float" office:value="4433" table:style-name="ce13">
            <text:p>4,433</text:p>
          </table:table-cell>
          <table:table-cell office:value-type="float" office:value="767641" table:style-name="ce13">
            <text:p>767,641</text:p>
          </table:table-cell>
          <table:table-cell office:value-type="float" office:value="597732" table:style-name="ce13">
            <text:p>597,732</text:p>
          </table:table-cell>
          <table:table-cell office:value-type="float" office:value="3814964" table:style-name="ce13">
            <text:p>3,814,964</text:p>
          </table:table-cell>
          <table:table-cell office:value-type="float" office:value="2381" table:style-name="ce13">
            <text:p>2,381</text:p>
          </table:table-cell>
          <table:table-cell office:value-type="float" office:value="0.15" table:style-name="ce14">
            <text:p>0.15</text:p>
          </table:table-cell>
          <table:table-cell office:value-type="float" office:value="0.12" table:style-name="ce14">
            <text:p>0.12</text:p>
          </table:table-cell>
          <table:table-cell office:value-type="float" office:value="556.49" table:style-name="ce14">
            <text:p>556.49</text:p>
          </table:table-cell>
          <table:table-cell office:value-type="float" office:value="3329" table:style-name="ce13">
            <text:p>3,329</text:p>
          </table:table-cell>
          <table:table-cell office:value-type="float" office:value="53329" table:style-name="ce13">
            <text:p>53,32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80384" table:style-name="ce13">
            <text:p>1,280,384</text:p>
          </table:table-cell>
          <table:table-cell office:value-type="float" office:value="778382" table:style-name="ce13">
            <text:p>778,382</text:p>
          </table:table-cell>
          <table:table-cell office:value-type="float" office:value="14719" table:style-name="ce13">
            <text:p>14,719</text:p>
          </table:table-cell>
          <table:table-cell office:value-type="float" office:value="14207" table:style-name="ce13">
            <text:p>14,207</text:p>
          </table:table-cell>
          <table:table-cell office:value-type="float" office:value="1462801" table:style-name="ce13">
            <text:p>1,462,801</text:p>
          </table:table-cell>
          <table:table-cell office:value-type="float" office:value="1765554" table:style-name="ce13">
            <text:p>1,765,554</text:p>
          </table:table-cell>
          <table:table-cell office:value-type="float" office:value="5089707" table:style-name="ce13">
            <text:p>5,089,707</text:p>
          </table:table-cell>
          <table:table-cell office:value-type="float" office:value="12516" table:style-name="ce13">
            <text:p>12,516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2390.7800000000002" table:style-name="ce14">
            <text:p>2,390.78</text:p>
          </table:table-cell>
          <table:table-cell office:value-type="float" office:value="5199" table:style-name="ce13">
            <text:p>5,199</text:p>
          </table:table-cell>
          <table:table-cell office:value-type="float" office:value="64680" table:style-name="ce13">
            <text:p>64,68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08070" table:style-name="ce13">
            <text:p>1,008,070</text:p>
          </table:table-cell>
          <table:table-cell office:value-type="float" office:value="765376" table:style-name="ce13">
            <text:p>765,376</text:p>
          </table:table-cell>
          <table:table-cell office:value-type="float" office:value="4986" table:style-name="ce13">
            <text:p>4,986</text:p>
          </table:table-cell>
          <table:table-cell office:value-type="float" office:value="8725" table:style-name="ce13">
            <text:p>8,725</text:p>
          </table:table-cell>
          <table:table-cell office:value-type="float" office:value="1035265" table:style-name="ce13">
            <text:p>1,035,265</text:p>
          </table:table-cell>
          <table:table-cell office:value-type="float" office:value="3325935" table:style-name="ce13">
            <text:p>3,325,935</text:p>
          </table:table-cell>
          <table:table-cell office:value-type="float" office:value="4385926" table:style-name="ce13">
            <text:p>4,385,926</text:p>
          </table:table-cell>
          <table:table-cell office:value-type="float" office:value="1559" table:style-name="ce13">
            <text:p>1,559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703.93" table:style-name="ce14">
            <text:p>703.93</text:p>
          </table:table-cell>
          <table:table-cell office:value-type="float" office:value="10239" table:style-name="ce13">
            <text:p>10,239</text:p>
          </table:table-cell>
          <table:table-cell office:value-type="float" office:value="49328" table:style-name="ce13">
            <text:p>49,3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26408" table:style-name="ce13">
            <text:p>526,408</text:p>
          </table:table-cell>
          <table:table-cell office:value-type="float" office:value="225915" table:style-name="ce13">
            <text:p>225,915</text:p>
          </table:table-cell>
          <table:table-cell office:value-type="float" office:value="818" table:style-name="ce13">
            <text:p>818</text:p>
          </table:table-cell>
          <table:table-cell office:value-type="float" office:value="5960" table:style-name="ce13">
            <text:p>5,960</text:p>
          </table:table-cell>
          <table:table-cell office:value-type="float" office:value="339676" table:style-name="ce13">
            <text:p>339,676</text:p>
          </table:table-cell>
          <table:table-cell office:value-type="float" office:value="368628" table:style-name="ce13">
            <text:p>368,628</text:p>
          </table:table-cell>
          <table:table-cell office:value-type="float" office:value="1514286" table:style-name="ce13">
            <text:p>1,514,286</text:p>
          </table:table-cell>
          <table:table-cell office:value-type="float" office:value="949" table:style-name="ce13">
            <text:p>949</text:p>
          </table:table-cell>
          <table:table-cell office:value-type="float" office:value="0.23" table:style-name="ce14">
            <text:p>0.23</text:p>
          </table:table-cell>
          <table:table-cell office:value-type="float" office:value="0" table:style-name="ce14">
            <text:p>0.00</text:p>
          </table:table-cell>
          <table:table-cell office:value-type="float" office:value="608.4" table:style-name="ce14">
            <text:p>608.40</text:p>
          </table:table-cell>
          <table:table-cell office:value-type="float" office:value="1969" table:style-name="ce13">
            <text:p>1,969</text:p>
          </table:table-cell>
          <table:table-cell office:value-type="float" office:value="17771" table:style-name="ce13">
            <text:p>17,77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0566" table:style-name="ce13">
            <text:p>440,566</text:p>
          </table:table-cell>
          <table:table-cell office:value-type="float" office:value="230678" table:style-name="ce13">
            <text:p>230,678</text:p>
          </table:table-cell>
          <table:table-cell office:value-type="float" office:value="1593" table:style-name="ce13">
            <text:p>1,593</text:p>
          </table:table-cell>
          <table:table-cell office:value-type="float" office:value="2334" table:style-name="ce13">
            <text:p>2,334</text:p>
          </table:table-cell>
          <table:table-cell office:value-type="float" office:value="620222" table:style-name="ce13">
            <text:p>620,222</text:p>
          </table:table-cell>
          <table:table-cell office:value-type="float" office:value="742383" table:style-name="ce13">
            <text:p>742,383</text:p>
          </table:table-cell>
          <table:table-cell office:value-type="float" office:value="1388578" table:style-name="ce13">
            <text:p>1,388,578</text:p>
          </table:table-cell>
          <table:table-cell office:value-type="float" office:value="6907" table:style-name="ce13">
            <text:p>6,907</text:p>
          </table:table-cell>
          <table:table-cell office:value-type="float" office:value="0.24" table:style-name="ce14">
            <text:p>0.24</text:p>
          </table:table-cell>
          <table:table-cell office:value-type="float" office:value="0.19" table:style-name="ce14">
            <text:p>0.19</text:p>
          </table:table-cell>
          <table:table-cell office:value-type="float" office:value="1311.11" table:style-name="ce14">
            <text:p>1,311.11</text:p>
          </table:table-cell>
          <table:table-cell office:value-type="float" office:value="1814" table:style-name="ce13">
            <text:p>1,814</text:p>
          </table:table-cell>
          <table:table-cell office:value-type="float" office:value="33791" table:style-name="ce13">
            <text:p>33,79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855965" table:style-name="ce13">
            <text:p>3,855,965</text:p>
          </table:table-cell>
          <table:table-cell office:value-type="float" office:value="2571152" table:style-name="ce13">
            <text:p>2,571,152</text:p>
          </table:table-cell>
          <table:table-cell office:value-type="float" office:value="49792" table:style-name="ce13">
            <text:p>49,792</text:p>
          </table:table-cell>
          <table:table-cell office:value-type="float" office:value="28883" table:style-name="ce13">
            <text:p>28,883</text:p>
          </table:table-cell>
          <table:table-cell office:value-type="float" office:value="5587439" table:style-name="ce13">
            <text:p>5,587,439</text:p>
          </table:table-cell>
          <table:table-cell office:value-type="float" office:value="21016942" table:style-name="ce13">
            <text:p>21,016,942</text:p>
          </table:table-cell>
          <table:table-cell office:value-type="float" office:value="31782209" table:style-name="ce13">
            <text:p>31,782,209</text:p>
          </table:table-cell>
          <table:table-cell office:value-type="float" office:value="100412" table:style-name="ce13">
            <text:p>100,412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" table:style-name="ce14">
            <text:p>0.00</text:p>
          </table:table-cell>
          <table:table-cell office:value-type="float" office:value="1600.05" table:style-name="ce14">
            <text:p>1,600.05</text:p>
          </table:table-cell>
          <table:table-cell office:value-type="float" office:value="18953" table:style-name="ce13">
            <text:p>18,953</text:p>
          </table:table-cell>
          <table:table-cell office:value-type="float" office:value="253518" table:style-name="ce13">
            <text:p>253,5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115437" table:style-name="ce13">
            <text:p>7,115,437</text:p>
          </table:table-cell>
          <table:table-cell office:value-type="float" office:value="5134530" table:style-name="ce13">
            <text:p>5,134,530</text:p>
          </table:table-cell>
          <table:table-cell office:value-type="float" office:value="65735" table:style-name="ce13">
            <text:p>65,735</text:p>
          </table:table-cell>
          <table:table-cell office:value-type="float" office:value="36464" table:style-name="ce13">
            <text:p>36,464</text:p>
          </table:table-cell>
          <table:table-cell office:value-type="float" office:value="18133686" table:style-name="ce13">
            <text:p>18,133,686</text:p>
          </table:table-cell>
          <table:table-cell office:value-type="float" office:value="18567636" table:style-name="ce13">
            <text:p>18,567,636</text:p>
          </table:table-cell>
          <table:table-cell office:value-type="float" office:value="53623061" table:style-name="ce13">
            <text:p>53,623,061</text:p>
          </table:table-cell>
          <table:table-cell office:value-type="float" office:value="248849" table:style-name="ce13">
            <text:p>248,849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1380.48" table:style-name="ce14">
            <text:p>1,380.48</text:p>
          </table:table-cell>
          <table:table-cell office:value-type="float" office:value="34651" table:style-name="ce13">
            <text:p>34,651</text:p>
          </table:table-cell>
          <table:table-cell office:value-type="float" office:value="481883" table:style-name="ce13">
            <text:p>481,88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804" table:style-name="ce13">
            <text:p>15,804</text:p>
          </table:table-cell>
          <table:table-cell office:value-type="float" office:value="7619" table:style-name="ce13">
            <text:p>7,619</text:p>
          </table:table-cell>
          <table:table-cell office:value-type="float" office:value="560" table:style-name="ce13">
            <text:p>560</text:p>
          </table:table-cell>
          <table:table-cell office:value-type="float" office:value="116" table:style-name="ce13">
            <text:p>116</text:p>
          </table:table-cell>
          <table:table-cell office:value-type="float" office:value="12378" table:style-name="ce13">
            <text:p>12,378</text:p>
          </table:table-cell>
          <table:table-cell office:value-type="float" office:value="0" table:style-name="ce13">
            <text:p>0</text:p>
          </table:table-cell>
          <table:table-cell office:value-type="float" office:value="144836" table:style-name="ce13">
            <text:p>144,836</text:p>
          </table:table-cell>
          <table:table-cell office:value-type="float" office:value="89" table:style-name="ce13">
            <text:p>89</text:p>
          </table:table-cell>
          <table:table-cell office:value-type="float" office:value="0.4" table:style-name="ce14">
            <text:p>0.40</text:p>
          </table:table-cell>
          <table:table-cell office:value-type="float" office:value="0.4" table:style-name="ce14">
            <text:p>0.40</text:p>
          </table:table-cell>
          <table:table-cell office:value-type="float" office:value="269.97000000000003" table:style-name="ce14">
            <text:p>269.97</text:p>
          </table:table-cell>
          <table:table-cell office:value-type="float" office:value="91" table:style-name="ce13">
            <text:p>91</text:p>
          </table:table-cell>
          <table:table-cell office:value-type="float" office:value="732" table:style-name="ce13">
            <text:p>73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1002980" table:style-name="ce13">
            <text:p>1,002,980</text:p>
          </table:table-cell>
          <table:table-cell office:value-type="float" office:value="637050" table:style-name="ce13">
            <text:p>637,050</text:p>
          </table:table-cell>
          <table:table-cell office:value-type="float" office:value="14148" table:style-name="ce13">
            <text:p>14,148</text:p>
          </table:table-cell>
          <table:table-cell office:value-type="float" office:value="4260" table:style-name="ce13">
            <text:p>4,260</text:p>
          </table:table-cell>
          <table:table-cell office:value-type="float" office:value="1547633" table:style-name="ce13">
            <text:p>1,547,633</text:p>
          </table:table-cell>
          <table:table-cell office:value-type="float" office:value="3061893" table:style-name="ce13">
            <text:p>3,061,893</text:p>
          </table:table-cell>
          <table:table-cell office:value-type="float" office:value="3871593" table:style-name="ce13">
            <text:p>3,871,593</text:p>
          </table:table-cell>
          <table:table-cell office:value-type="float" office:value="10992" table:style-name="ce13">
            <text:p>10,992</text:p>
          </table:table-cell>
          <table:table-cell office:value-type="float" office:value="0.2" table:style-name="ce14">
            <text:p>0.20</text:p>
          </table:table-cell>
          <table:table-cell office:value-type="float" office:value="0.12" table:style-name="ce14">
            <text:p>0.12</text:p>
          </table:table-cell>
          <table:table-cell office:value-type="float" office:value="510.84" table:style-name="ce14">
            <text:p>510.84</text:p>
          </table:table-cell>
          <table:table-cell office:value-type="float" office:value="5501" table:style-name="ce13">
            <text:p>5,501</text:p>
          </table:table-cell>
          <table:table-cell office:value-type="float" office:value="62164" table:style-name="ce13">
            <text:p>62,16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3816" table:style-name="ce13">
            <text:p>2,853,816</text:p>
          </table:table-cell>
          <table:table-cell office:value-type="float" office:value="2181908" table:style-name="ce13">
            <text:p>2,181,908</text:p>
          </table:table-cell>
          <table:table-cell office:value-type="float" office:value="28091" table:style-name="ce13">
            <text:p>28,091</text:p>
          </table:table-cell>
          <table:table-cell office:value-type="float" office:value="31756" table:style-name="ce13">
            <text:p>31,756</text:p>
          </table:table-cell>
          <table:table-cell office:value-type="float" office:value="11510961" table:style-name="ce13">
            <text:p>11,510,961</text:p>
          </table:table-cell>
          <table:table-cell office:value-type="float" office:value="11469561" table:style-name="ce13">
            <text:p>11,469,561</text:p>
          </table:table-cell>
          <table:table-cell office:value-type="float" office:value="17851784" table:style-name="ce13">
            <text:p>17,851,784</text:p>
          </table:table-cell>
          <table:table-cell office:value-type="float" office:value="159885" table:style-name="ce13">
            <text:p>159,885</text:p>
          </table:table-cell>
          <table:table-cell office:value-type="float" office:value="0.48" table:style-name="ce14">
            <text:p>0.48</text:p>
          </table:table-cell>
          <table:table-cell office:value-type="float" office:value="0.16" table:style-name="ce14">
            <text:p>0.16</text:p>
          </table:table-cell>
          <table:table-cell office:value-type="float" office:value="450.36" table:style-name="ce14">
            <text:p>450.36</text:p>
          </table:table-cell>
          <table:table-cell office:value-type="float" office:value="41055" table:style-name="ce13">
            <text:p>41,055</text:p>
          </table:table-cell>
          <table:table-cell office:value-type="float" office:value="543594" table:style-name="ce13">
            <text:p>543,59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199434" table:style-name="ce13">
            <text:p>199,434</text:p>
          </table:table-cell>
          <table:table-cell office:value-type="float" office:value="108007" table:style-name="ce13">
            <text:p>108,007</text:p>
          </table:table-cell>
          <table:table-cell office:value-type="float" office:value="516" table:style-name="ce13">
            <text:p>516</text:p>
          </table:table-cell>
          <table:table-cell office:value-type="float" office:value="1178" table:style-name="ce13">
            <text:p>1,178</text:p>
          </table:table-cell>
          <table:table-cell office:value-type="float" office:value="333305" table:style-name="ce13">
            <text:p>333,305</text:p>
          </table:table-cell>
          <table:table-cell office:value-type="float" office:value="68364" table:style-name="ce13">
            <text:p>68,364</text:p>
          </table:table-cell>
          <table:table-cell office:value-type="float" office:value="884310" table:style-name="ce13">
            <text:p>884,310</text:p>
          </table:table-cell>
          <table:table-cell office:value-type="float" office:value="2480" table:style-name="ce13">
            <text:p>2,480</text:p>
          </table:table-cell>
          <table:table-cell office:value-type="float" office:value="0.1" table:style-name="ce14">
            <text:p>0.10</text:p>
          </table:table-cell>
          <table:table-cell office:value-type="float" office:value="0.02" table:style-name="ce14">
            <text:p>0.02</text:p>
          </table:table-cell>
          <table:table-cell office:value-type="float" office:value="363.25" table:style-name="ce14">
            <text:p>363.25</text:p>
          </table:table-cell>
          <table:table-cell office:value-type="float" office:value="1290" table:style-name="ce13">
            <text:p>1,290</text:p>
          </table:table-cell>
          <table:table-cell office:value-type="float" office:value="15878" table:style-name="ce13">
            <text:p>15,87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8624" table:style-name="ce13">
            <text:p>418,624</text:p>
          </table:table-cell>
          <table:table-cell office:value-type="float" office:value="301981" table:style-name="ce13">
            <text:p>301,981</text:p>
          </table:table-cell>
          <table:table-cell office:value-type="float" office:value="2338" table:style-name="ce13">
            <text:p>2,338</text:p>
          </table:table-cell>
          <table:table-cell office:value-type="float" office:value="2799" table:style-name="ce13">
            <text:p>2,799</text:p>
          </table:table-cell>
          <table:table-cell office:value-type="float" office:value="1252136" table:style-name="ce13">
            <text:p>1,252,136</text:p>
          </table:table-cell>
          <table:table-cell office:value-type="float" office:value="419696" table:style-name="ce13">
            <text:p>419,696</text:p>
          </table:table-cell>
          <table:table-cell office:value-type="float" office:value="3918091" table:style-name="ce13">
            <text:p>3,918,091</text:p>
          </table:table-cell>
          <table:table-cell office:value-type="float" office:value="5614" table:style-name="ce13">
            <text:p>5,614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211.51" table:style-name="ce14">
            <text:p>1,211.51</text:p>
          </table:table-cell>
          <table:table-cell office:value-type="float" office:value="4484" table:style-name="ce13">
            <text:p>4,484</text:p>
          </table:table-cell>
          <table:table-cell office:value-type="float" office:value="59136" table:style-name="ce13">
            <text:p>59,1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9112" table:style-name="ce13">
            <text:p>149,112</text:p>
          </table:table-cell>
          <table:table-cell office:value-type="float" office:value="79566" table:style-name="ce13">
            <text:p>79,566</text:p>
          </table:table-cell>
          <table:table-cell office:value-type="float" office:value="1211" table:style-name="ce13">
            <text:p>1,211</text:p>
          </table:table-cell>
          <table:table-cell office:value-type="float" office:value="819" table:style-name="ce13">
            <text:p>819</text:p>
          </table:table-cell>
          <table:table-cell office:value-type="float" office:value="226212" table:style-name="ce13">
            <text:p>226,212</text:p>
          </table:table-cell>
          <table:table-cell office:value-type="float" office:value="54058" table:style-name="ce13">
            <text:p>54,058</text:p>
          </table:table-cell>
          <table:table-cell office:value-type="float" office:value="573783" table:style-name="ce13">
            <text:p>573,783</text:p>
          </table:table-cell>
          <table:table-cell office:value-type="float" office:value="310" table:style-name="ce13">
            <text:p>310</text:p>
          </table:table-cell>
          <table:table-cell office:value-type="float" office:value="0.43" table:style-name="ce14">
            <text:p>0.43</text:p>
          </table:table-cell>
          <table:table-cell office:value-type="float" office:value="0" table:style-name="ce14">
            <text:p>0.00</text:p>
          </table:table-cell>
          <table:table-cell office:value-type="float" office:value="1257.79" table:style-name="ce14">
            <text:p>1,257.79</text:p>
          </table:table-cell>
          <table:table-cell office:value-type="float" office:value="677" table:style-name="ce13">
            <text:p>677</text:p>
          </table:table-cell>
          <table:table-cell office:value-type="float" office:value="13290" table:style-name="ce13">
            <text:p>13,29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16070" table:style-name="ce13">
            <text:p>616,070</text:p>
          </table:table-cell>
          <table:table-cell office:value-type="float" office:value="429519" table:style-name="ce13">
            <text:p>429,519</text:p>
          </table:table-cell>
          <table:table-cell office:value-type="float" office:value="4765" table:style-name="ce13">
            <text:p>4,765</text:p>
          </table:table-cell>
          <table:table-cell office:value-type="float" office:value="6797" table:style-name="ce13">
            <text:p>6,797</text:p>
          </table:table-cell>
          <table:table-cell office:value-type="float" office:value="1960183" table:style-name="ce13">
            <text:p>1,960,183</text:p>
          </table:table-cell>
          <table:table-cell office:value-type="float" office:value="1690964" table:style-name="ce13">
            <text:p>1,690,964</text:p>
          </table:table-cell>
          <table:table-cell office:value-type="float" office:value="5462677" table:style-name="ce13">
            <text:p>5,462,677</text:p>
          </table:table-cell>
          <table:table-cell office:value-type="float" office:value="29273" table:style-name="ce13">
            <text:p>29,273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2111.5500000000002" table:style-name="ce14">
            <text:p>2,111.55</text:p>
          </table:table-cell>
          <table:table-cell office:value-type="float" office:value="6862" table:style-name="ce13">
            <text:p>6,862</text:p>
          </table:table-cell>
          <table:table-cell office:value-type="float" office:value="69074" table:style-name="ce13">
            <text:p>69,07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603" table:style-name="ce13">
            <text:p>9,603</text:p>
          </table:table-cell>
          <table:table-cell office:value-type="float" office:value="5030" table:style-name="ce13">
            <text:p>5,030</text:p>
          </table:table-cell>
          <table:table-cell office:value-type="float" office:value="7" table:style-name="ce13">
            <text:p>7</text:p>
          </table:table-cell>
          <table:table-cell office:value-type="float" office:value="128" table:style-name="ce13">
            <text:p>128</text:p>
          </table:table-cell>
          <table:table-cell office:value-type="float" office:value="11109" table:style-name="ce13">
            <text:p>11,109</text:p>
          </table:table-cell>
          <table:table-cell office:value-type="float" office:value="2252" table:style-name="ce13">
            <text:p>2,252</text:p>
          </table:table-cell>
          <table:table-cell office:value-type="float" office:value="52464" table:style-name="ce13">
            <text:p>52,464</text:p>
          </table:table-cell>
          <table:table-cell office:value-type="float" office:value="0" table:style-name="ce13">
            <text:p>0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" table:style-name="ce14">
            <text:p>0.00</text:p>
          </table:table-cell>
          <table:table-cell office:value-type="float" office:value="551.09" table:style-name="ce14">
            <text:p>551.09</text:p>
          </table:table-cell>
          <table:table-cell office:value-type="float" office:value="0" table:style-name="ce13">
            <text:p>0</text:p>
          </table:table-cell>
          <table:table-cell office:value-type="float" office:value="734" table:style-name="ce13">
            <text:p>7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92216" table:style-name="ce13">
            <text:p>892,216</text:p>
          </table:table-cell>
          <table:table-cell office:value-type="float" office:value="535675" table:style-name="ce13">
            <text:p>535,675</text:p>
          </table:table-cell>
          <table:table-cell office:value-type="float" office:value="8193" table:style-name="ce13">
            <text:p>8,193</text:p>
          </table:table-cell>
          <table:table-cell office:value-type="float" office:value="5104" table:style-name="ce13">
            <text:p>5,104</text:p>
          </table:table-cell>
          <table:table-cell office:value-type="float" office:value="1592795" table:style-name="ce13">
            <text:p>1,592,795</text:p>
          </table:table-cell>
          <table:table-cell office:value-type="float" office:value="1971200" table:style-name="ce13">
            <text:p>1,971,200</text:p>
          </table:table-cell>
          <table:table-cell office:value-type="float" office:value="4702581" table:style-name="ce13">
            <text:p>4,702,581</text:p>
          </table:table-cell>
          <table:table-cell office:value-type="float" office:value="6935" table:style-name="ce13">
            <text:p>6,935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229.45" table:style-name="ce14">
            <text:p>229.45</text:p>
          </table:table-cell>
          <table:table-cell office:value-type="float" office:value="4777" table:style-name="ce13">
            <text:p>4,777</text:p>
          </table:table-cell>
          <table:table-cell office:value-type="float" office:value="73633" table:style-name="ce13">
            <text:p>73,6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1286" table:style-name="ce13">
            <text:p>111,286</text:p>
          </table:table-cell>
          <table:table-cell office:value-type="float" office:value="53503" table:style-name="ce13">
            <text:p>53,503</text:p>
          </table:table-cell>
          <table:table-cell office:value-type="float" office:value="1166" table:style-name="ce13">
            <text:p>1,166</text:p>
          </table:table-cell>
          <table:table-cell office:value-type="float" office:value="661" table:style-name="ce13">
            <text:p>661</text:p>
          </table:table-cell>
          <table:table-cell office:value-type="float" office:value="187585" table:style-name="ce13">
            <text:p>187,585</text:p>
          </table:table-cell>
          <table:table-cell office:value-type="float" office:value="75597" table:style-name="ce13">
            <text:p>75,597</text:p>
          </table:table-cell>
          <table:table-cell office:value-type="float" office:value="366962" table:style-name="ce13">
            <text:p>366,962</text:p>
          </table:table-cell>
          <table:table-cell office:value-type="float" office:value="174" table:style-name="ce13">
            <text:p>174</text:p>
          </table:table-cell>
          <table:table-cell office:value-type="float" office:value="0.02" table:style-name="ce14">
            <text:p>0.02</text:p>
          </table:table-cell>
          <table:table-cell office:value-type="float" office:value="0" table:style-name="ce14">
            <text:p>0.00</text:p>
          </table:table-cell>
          <table:table-cell office:value-type="float" office:value="753.81" table:style-name="ce14">
            <text:p>753.81</text:p>
          </table:table-cell>
          <table:table-cell office:value-type="float" office:value="3770" table:style-name="ce13">
            <text:p>3,770</text:p>
          </table:table-cell>
          <table:table-cell office:value-type="float" office:value="12488" table:style-name="ce13">
            <text:p>12,4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006" table:style-name="ce13">
            <text:p>15,006</text:p>
          </table:table-cell>
          <table:table-cell office:value-type="float" office:value="10135" table:style-name="ce13">
            <text:p>10,135</text:p>
          </table:table-cell>
          <table:table-cell office:value-type="float" office:value="29" table:style-name="ce13">
            <text:p>29</text:p>
          </table:table-cell>
          <table:table-cell office:value-type="float" office:value="65" table:style-name="ce13">
            <text:p>65</text:p>
          </table:table-cell>
          <table:table-cell office:value-type="float" office:value="19216" table:style-name="ce13">
            <text:p>19,216</text:p>
          </table:table-cell>
          <table:table-cell office:value-type="float" office:value="14909" table:style-name="ce13">
            <text:p>14,909</text:p>
          </table:table-cell>
          <table:table-cell office:value-type="float" office:value="107862" table:style-name="ce13">
            <text:p>107,862</text:p>
          </table:table-cell>
          <table:table-cell office:value-type="float" office:value="32" table:style-name="ce13">
            <text:p>32</text:p>
          </table:table-cell>
          <table:table-cell office:value-type="float" office:value="0.48" table:style-name="ce14">
            <text:p>0.48</text:p>
          </table:table-cell>
          <table:table-cell office:value-type="float" office:value="0" table:style-name="ce14">
            <text:p>0.00</text:p>
          </table:table-cell>
          <table:table-cell office:value-type="float" office:value="5678.41" table:style-name="ce14">
            <text:p>5,678.41</text:p>
          </table:table-cell>
          <table:table-cell office:value-type="float" office:value="0" table:style-name="ce13">
            <text:p>0</text:p>
          </table:table-cell>
          <table:table-cell office:value-type="float" office:value="1465" table:style-name="ce13">
            <text:p>1,4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43665" table:style-name="ce13">
            <text:p>2,243,665</text:p>
          </table:table-cell>
          <table:table-cell office:value-type="float" office:value="1322987" table:style-name="ce13">
            <text:p>1,322,987</text:p>
          </table:table-cell>
          <table:table-cell office:value-type="float" office:value="22882" table:style-name="ce13">
            <text:p>22,882</text:p>
          </table:table-cell>
          <table:table-cell office:value-type="float" office:value="12640" table:style-name="ce13">
            <text:p>12,640</text:p>
          </table:table-cell>
          <table:table-cell office:value-type="float" office:value="5738451" table:style-name="ce13">
            <text:p>5,738,451</text:p>
          </table:table-cell>
          <table:table-cell office:value-type="float" office:value="4198427" table:style-name="ce13">
            <text:p>4,198,427</text:p>
          </table:table-cell>
          <table:table-cell office:value-type="float" office:value="9897642" table:style-name="ce13">
            <text:p>9,897,642</text:p>
          </table:table-cell>
          <table:table-cell office:value-type="float" office:value="64920" table:style-name="ce13">
            <text:p>64,920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60.27000000000001" table:style-name="ce14">
            <text:p>160.27</text:p>
          </table:table-cell>
          <table:table-cell office:value-type="float" office:value="13455" table:style-name="ce13">
            <text:p>13,455</text:p>
          </table:table-cell>
          <table:table-cell office:value-type="float" office:value="191843" table:style-name="ce13">
            <text:p>191,84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26660" table:style-name="ce13">
            <text:p>1,626,660</text:p>
          </table:table-cell>
          <table:table-cell office:value-type="float" office:value="1048521" table:style-name="ce13">
            <text:p>1,048,521</text:p>
          </table:table-cell>
          <table:table-cell office:value-type="float" office:value="10014" table:style-name="ce13">
            <text:p>10,014</text:p>
          </table:table-cell>
          <table:table-cell office:value-type="float" office:value="22967" table:style-name="ce13">
            <text:p>22,967</text:p>
          </table:table-cell>
          <table:table-cell office:value-type="float" office:value="3983607" table:style-name="ce13">
            <text:p>3,983,607</text:p>
          </table:table-cell>
          <table:table-cell office:value-type="float" office:value="5624695" table:style-name="ce13">
            <text:p>5,624,695</text:p>
          </table:table-cell>
          <table:table-cell office:value-type="float" office:value="4897955" table:style-name="ce13">
            <text:p>4,897,955</text:p>
          </table:table-cell>
          <table:table-cell office:value-type="float" office:value="152037" table:style-name="ce13">
            <text:p>152,037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11" table:style-name="ce14">
            <text:p>0.11</text:p>
          </table:table-cell>
          <table:table-cell office:value-type="float" office:value="100.61" table:style-name="ce14">
            <text:p>100.61</text:p>
          </table:table-cell>
          <table:table-cell office:value-type="float" office:value="11238" table:style-name="ce13">
            <text:p>11,238</text:p>
          </table:table-cell>
          <table:table-cell office:value-type="float" office:value="152633" table:style-name="ce13">
            <text:p>152,63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1323" table:style-name="ce13">
            <text:p>1,161,323</text:p>
          </table:table-cell>
          <table:table-cell office:value-type="float" office:value="591895" table:style-name="ce13">
            <text:p>591,895</text:p>
          </table:table-cell>
          <table:table-cell office:value-type="float" office:value="2224" table:style-name="ce13">
            <text:p>2,224</text:p>
          </table:table-cell>
          <table:table-cell office:value-type="float" office:value="6982" table:style-name="ce13">
            <text:p>6,982</text:p>
          </table:table-cell>
          <table:table-cell office:value-type="float" office:value="1340456" table:style-name="ce13">
            <text:p>1,340,456</text:p>
          </table:table-cell>
          <table:table-cell office:value-type="float" office:value="3125198" table:style-name="ce13">
            <text:p>3,125,198</text:p>
          </table:table-cell>
          <table:table-cell office:value-type="float" office:value="4856028" table:style-name="ce13">
            <text:p>4,856,028</text:p>
          </table:table-cell>
          <table:table-cell office:value-type="float" office:value="18549" table:style-name="ce13">
            <text:p>18,549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722.24" table:style-name="ce14">
            <text:p>722.24</text:p>
          </table:table-cell>
          <table:table-cell office:value-type="float" office:value="4302" table:style-name="ce13">
            <text:p>4,302</text:p>
          </table:table-cell>
          <table:table-cell office:value-type="float" office:value="64428" table:style-name="ce13">
            <text:p>64,42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62091" table:style-name="ce13">
            <text:p>2,062,091</text:p>
          </table:table-cell>
          <table:table-cell office:value-type="float" office:value="1108933" table:style-name="ce13">
            <text:p>1,108,933</text:p>
          </table:table-cell>
          <table:table-cell office:value-type="float" office:value="17675" table:style-name="ce13">
            <text:p>17,675</text:p>
          </table:table-cell>
          <table:table-cell office:value-type="float" office:value="34865" table:style-name="ce13">
            <text:p>34,865</text:p>
          </table:table-cell>
          <table:table-cell office:value-type="float" office:value="4083287" table:style-name="ce13">
            <text:p>4,083,287</text:p>
          </table:table-cell>
          <table:table-cell office:value-type="float" office:value="4818727" table:style-name="ce13">
            <text:p>4,818,727</text:p>
          </table:table-cell>
          <table:table-cell office:value-type="float" office:value="11122720" table:style-name="ce13">
            <text:p>11,122,720</text:p>
          </table:table-cell>
          <table:table-cell office:value-type="float" office:value="96855" table:style-name="ce13">
            <text:p>96,855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929.37" table:style-name="ce14">
            <text:p>929.37</text:p>
          </table:table-cell>
          <table:table-cell office:value-type="float" office:value="17403" table:style-name="ce13">
            <text:p>17,403</text:p>
          </table:table-cell>
          <table:table-cell office:value-type="float" office:value="161431" table:style-name="ce13">
            <text:p>161,43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346283" table:style-name="ce13">
            <text:p>6,346,283</text:p>
          </table:table-cell>
          <table:table-cell office:value-type="float" office:value="4488251" table:style-name="ce13">
            <text:p>4,488,251</text:p>
          </table:table-cell>
          <table:table-cell office:value-type="float" office:value="48950" table:style-name="ce13">
            <text:p>48,950</text:p>
          </table:table-cell>
          <table:table-cell office:value-type="float" office:value="23721" table:style-name="ce13">
            <text:p>23,721</text:p>
          </table:table-cell>
          <table:table-cell office:value-type="float" office:value="12818988" table:style-name="ce13">
            <text:p>12,818,988</text:p>
          </table:table-cell>
          <table:table-cell office:value-type="float" office:value="18214644" table:style-name="ce13">
            <text:p>18,214,644</text:p>
          </table:table-cell>
          <table:table-cell office:value-type="float" office:value="41247881" table:style-name="ce13">
            <text:p>41,247,881</text:p>
          </table:table-cell>
          <table:table-cell office:value-type="float" office:value="309661" table:style-name="ce13">
            <text:p>309,661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688.25" table:style-name="ce14">
            <text:p>688.25</text:p>
          </table:table-cell>
          <table:table-cell office:value-type="float" office:value="42779" table:style-name="ce13">
            <text:p>42,779</text:p>
          </table:table-cell>
          <table:table-cell office:value-type="float" office:value="529987" table:style-name="ce13">
            <text:p>529,98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56610" table:style-name="ce13">
            <text:p>356,610</text:p>
          </table:table-cell>
          <table:table-cell office:value-type="float" office:value="184474" table:style-name="ce13">
            <text:p>184,474</text:p>
          </table:table-cell>
          <table:table-cell office:value-type="float" office:value="9334" table:style-name="ce13">
            <text:p>9,334</text:p>
          </table:table-cell>
          <table:table-cell office:value-type="float" office:value="18170" table:style-name="ce13">
            <text:p>18,170</text:p>
          </table:table-cell>
          <table:table-cell office:value-type="float" office:value="1102554" table:style-name="ce13">
            <text:p>1,102,554</text:p>
          </table:table-cell>
          <table:table-cell office:value-type="float" office:value="852103" table:style-name="ce13">
            <text:p>852,103</text:p>
          </table:table-cell>
          <table:table-cell office:value-type="float" office:value="1073486" table:style-name="ce13">
            <text:p>1,073,486</text:p>
          </table:table-cell>
          <table:table-cell office:value-type="float" office:value="7446" table:style-name="ce13">
            <text:p>7,446</text:p>
          </table:table-cell>
          <table:table-cell office:value-type="float" office:value="0.56000000000000005" table:style-name="ce14">
            <text:p>0.56</text:p>
          </table:table-cell>
          <table:table-cell office:value-type="float" office:value="0.32" table:style-name="ce14">
            <text:p>0.32</text:p>
          </table:table-cell>
          <table:table-cell office:value-type="float" office:value="176.2" table:style-name="ce14">
            <text:p>176.20</text:p>
          </table:table-cell>
          <table:table-cell office:value-type="float" office:value="4136" table:style-name="ce13">
            <text:p>4,136</text:p>
          </table:table-cell>
          <table:table-cell office:value-type="float" office:value="66460" table:style-name="ce13">
            <text:p>66,46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7125" table:style-name="ce13">
            <text:p>607,125</text:p>
          </table:table-cell>
          <table:table-cell office:value-type="float" office:value="327609" table:style-name="ce13">
            <text:p>327,609</text:p>
          </table:table-cell>
          <table:table-cell office:value-type="float" office:value="5463" table:style-name="ce13">
            <text:p>5,463</text:p>
          </table:table-cell>
          <table:table-cell office:value-type="float" office:value="5457" table:style-name="ce13">
            <text:p>5,457</text:p>
          </table:table-cell>
          <table:table-cell office:value-type="float" office:value="1360702" table:style-name="ce13">
            <text:p>1,360,702</text:p>
          </table:table-cell>
          <table:table-cell office:value-type="float" office:value="2063394" table:style-name="ce13">
            <text:p>2,063,394</text:p>
          </table:table-cell>
          <table:table-cell office:value-type="float" office:value="3356162" table:style-name="ce13">
            <text:p>3,356,162</text:p>
          </table:table-cell>
          <table:table-cell office:value-type="float" office:value="24617" table:style-name="ce13">
            <text:p>24,617</text:p>
          </table:table-cell>
          <table:table-cell office:value-type="float" office:value="0.57999999999999996" table:style-name="ce14">
            <text:p>0.58</text:p>
          </table:table-cell>
          <table:table-cell office:value-type="float" office:value="0" table:style-name="ce14">
            <text:p>0.00</text:p>
          </table:table-cell>
          <table:table-cell office:value-type="float" office:value="312.66000000000003" table:style-name="ce14">
            <text:p>312.66</text:p>
          </table:table-cell>
          <table:table-cell office:value-type="float" office:value="11160" table:style-name="ce13">
            <text:p>11,160</text:p>
          </table:table-cell>
          <table:table-cell office:value-type="float" office:value="150013" table:style-name="ce13">
            <text:p>150,01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730768" table:style-name="ce13">
            <text:p>5,730,768</text:p>
          </table:table-cell>
          <table:table-cell office:value-type="float" office:value="4016276" table:style-name="ce13">
            <text:p>4,016,276</text:p>
          </table:table-cell>
          <table:table-cell office:value-type="float" office:value="63771" table:style-name="ce13">
            <text:p>63,771</text:p>
          </table:table-cell>
          <table:table-cell office:value-type="float" office:value="29231" table:style-name="ce13">
            <text:p>29,231</text:p>
          </table:table-cell>
          <table:table-cell office:value-type="float" office:value="10452764" table:style-name="ce13">
            <text:p>10,452,764</text:p>
          </table:table-cell>
          <table:table-cell office:value-type="float" office:value="22280389" table:style-name="ce13">
            <text:p>22,280,389</text:p>
          </table:table-cell>
          <table:table-cell office:value-type="float" office:value="30769489" table:style-name="ce13">
            <text:p>30,769,489</text:p>
          </table:table-cell>
          <table:table-cell office:value-type="float" office:value="253304" table:style-name="ce13">
            <text:p>253,304</text:p>
          </table:table-cell>
          <table:table-cell office:value-type="float" office:value="0.13" table:style-name="ce14">
            <text:p>0.13</text:p>
          </table:table-cell>
          <table:table-cell office:value-type="float" office:value="0.01" table:style-name="ce14">
            <text:p>0.01</text:p>
          </table:table-cell>
          <table:table-cell office:value-type="float" office:value="1024.33" table:style-name="ce14">
            <text:p>1,024.33</text:p>
          </table:table-cell>
          <table:table-cell office:value-type="float" office:value="17131" table:style-name="ce13">
            <text:p>17,131</text:p>
          </table:table-cell>
          <table:table-cell office:value-type="float" office:value="328388" table:style-name="ce13">
            <text:p>328,38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6048" table:style-name="ce13">
            <text:p>146,048</text:p>
          </table:table-cell>
          <table:table-cell office:value-type="float" office:value="95621" table:style-name="ce13">
            <text:p>95,621</text:p>
          </table:table-cell>
          <table:table-cell office:value-type="float" office:value="290" table:style-name="ce13">
            <text:p>290</text:p>
          </table:table-cell>
          <table:table-cell office:value-type="float" office:value="443" table:style-name="ce13">
            <text:p>443</text:p>
          </table:table-cell>
          <table:table-cell office:value-type="float" office:value="260449" table:style-name="ce13">
            <text:p>260,449</text:p>
          </table:table-cell>
          <table:table-cell office:value-type="float" office:value="118514" table:style-name="ce13">
            <text:p>118,514</text:p>
          </table:table-cell>
          <table:table-cell office:value-type="float" office:value="319730" table:style-name="ce13">
            <text:p>319,730</text:p>
          </table:table-cell>
          <table:table-cell office:value-type="float" office:value="2275" table:style-name="ce13">
            <text:p>2,275</text:p>
          </table:table-cell>
          <table:table-cell office:value-type="float" office:value="0.3" table:style-name="ce14">
            <text:p>0.30</text:p>
          </table:table-cell>
          <table:table-cell office:value-type="float" office:value="0" table:style-name="ce14">
            <text:p>0.00</text:p>
          </table:table-cell>
          <table:table-cell office:value-type="float" office:value="849.09" table:style-name="ce14">
            <text:p>849.09</text:p>
          </table:table-cell>
          <table:table-cell office:value-type="float" office:value="467" table:style-name="ce13">
            <text:p>467</text:p>
          </table:table-cell>
          <table:table-cell office:value-type="float" office:value="6537" table:style-name="ce13">
            <text:p>6,53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4102" table:style-name="ce13">
            <text:p>124,102</text:p>
          </table:table-cell>
          <table:table-cell office:value-type="float" office:value="56729" table:style-name="ce13">
            <text:p>56,729</text:p>
          </table:table-cell>
          <table:table-cell office:value-type="float" office:value="473" table:style-name="ce13">
            <text:p>473</text:p>
          </table:table-cell>
          <table:table-cell office:value-type="float" office:value="446" table:style-name="ce13">
            <text:p>446</text:p>
          </table:table-cell>
          <table:table-cell office:value-type="float" office:value="214915" table:style-name="ce13">
            <text:p>214,915</text:p>
          </table:table-cell>
          <table:table-cell office:value-type="float" office:value="1167341" table:style-name="ce13">
            <text:p>1,167,341</text:p>
          </table:table-cell>
          <table:table-cell office:value-type="float" office:value="391640" table:style-name="ce13">
            <text:p>391,640</text:p>
          </table:table-cell>
          <table:table-cell office:value-type="float" office:value="668" table:style-name="ce13">
            <text:p>668</text:p>
          </table:table-cell>
          <table:table-cell office:value-type="float" office:value="0.26" table:style-name="ce14">
            <text:p>0.26</text:p>
          </table:table-cell>
          <table:table-cell office:value-type="float" office:value="0.04" table:style-name="ce14">
            <text:p>0.04</text:p>
          </table:table-cell>
          <table:table-cell office:value-type="float" office:value="155.46" table:style-name="ce14">
            <text:p>155.46</text:p>
          </table:table-cell>
          <table:table-cell office:value-type="float" office:value="0" table:style-name="ce13">
            <text:p>0</text:p>
          </table:table-cell>
          <table:table-cell office:value-type="float" office:value="14952" table:style-name="ce13">
            <text:p>14,95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281706" table:style-name="ce13">
            <text:p>7,281,706</text:p>
          </table:table-cell>
          <table:table-cell office:value-type="float" office:value="4722215" table:style-name="ce13">
            <text:p>4,722,215</text:p>
          </table:table-cell>
          <table:table-cell office:value-type="float" office:value="88772" table:style-name="ce13">
            <text:p>88,772</text:p>
          </table:table-cell>
          <table:table-cell office:value-type="float" office:value="36965" table:style-name="ce13">
            <text:p>36,965</text:p>
          </table:table-cell>
          <table:table-cell office:value-type="float" office:value="16341460" table:style-name="ce13">
            <text:p>16,341,460</text:p>
          </table:table-cell>
          <table:table-cell office:value-type="float" office:value="23908115" table:style-name="ce13">
            <text:p>23,908,115</text:p>
          </table:table-cell>
          <table:table-cell office:value-type="float" office:value="42029740" table:style-name="ce13">
            <text:p>42,029,740</text:p>
          </table:table-cell>
          <table:table-cell office:value-type="float" office:value="643454" table:style-name="ce13">
            <text:p>643,454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456.97" table:style-name="ce14">
            <text:p>456.97</text:p>
          </table:table-cell>
          <table:table-cell office:value-type="float" office:value="49328" table:style-name="ce13">
            <text:p>49,328</text:p>
          </table:table-cell>
          <table:table-cell office:value-type="float" office:value="624360" table:style-name="ce13">
            <text:p>624,36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5531" table:style-name="ce13">
            <text:p>595,531</text:p>
          </table:table-cell>
          <table:table-cell office:value-type="float" office:value="245059" table:style-name="ce13">
            <text:p>245,059</text:p>
          </table:table-cell>
          <table:table-cell office:value-type="float" office:value="1718" table:style-name="ce13">
            <text:p>1,718</text:p>
          </table:table-cell>
          <table:table-cell office:value-type="float" office:value="3118" table:style-name="ce13">
            <text:p>3,118</text:p>
          </table:table-cell>
          <table:table-cell office:value-type="float" office:value="464825" table:style-name="ce13">
            <text:p>464,825</text:p>
          </table:table-cell>
          <table:table-cell office:value-type="float" office:value="995706" table:style-name="ce13">
            <text:p>995,706</text:p>
          </table:table-cell>
          <table:table-cell office:value-type="float" office:value="1198140" table:style-name="ce13">
            <text:p>1,198,140</text:p>
          </table:table-cell>
          <table:table-cell office:value-type="float" office:value="6788" table:style-name="ce13">
            <text:p>6,788</text:p>
          </table:table-cell>
          <table:table-cell office:value-type="float" office:value="0.66" table:style-name="ce14">
            <text:p>0.66</text:p>
          </table:table-cell>
          <table:table-cell office:value-type="float" office:value="0.15" table:style-name="ce14">
            <text:p>0.15</text:p>
          </table:table-cell>
          <table:table-cell office:value-type="float" office:value="284.19" table:style-name="ce14">
            <text:p>284.19</text:p>
          </table:table-cell>
          <table:table-cell office:value-type="float" office:value="601" table:style-name="ce13">
            <text:p>601</text:p>
          </table:table-cell>
          <table:table-cell office:value-type="float" office:value="10411" table:style-name="ce13">
            <text:p>10,4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4152" table:style-name="ce13">
            <text:p>174,152</text:p>
          </table:table-cell>
          <table:table-cell office:value-type="float" office:value="104332" table:style-name="ce13">
            <text:p>104,332</text:p>
          </table:table-cell>
          <table:table-cell office:value-type="float" office:value="2345" table:style-name="ce13">
            <text:p>2,345</text:p>
          </table:table-cell>
          <table:table-cell office:value-type="float" office:value="2995" table:style-name="ce13">
            <text:p>2,995</text:p>
          </table:table-cell>
          <table:table-cell office:value-type="float" office:value="270120" table:style-name="ce13">
            <text:p>270,120</text:p>
          </table:table-cell>
          <table:table-cell office:value-type="float" office:value="0" table:style-name="ce13">
            <text:p>0</text:p>
          </table:table-cell>
          <table:table-cell office:value-type="float" office:value="3350991" table:style-name="ce13">
            <text:p>3,350,991</text:p>
          </table:table-cell>
          <table:table-cell office:value-type="float" office:value="352" table:style-name="ce13">
            <text:p>352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790.14" table:style-name="ce14">
            <text:p>1,790.14</text:p>
          </table:table-cell>
          <table:table-cell office:value-type="float" office:value="585" table:style-name="ce13">
            <text:p>585</text:p>
          </table:table-cell>
          <table:table-cell office:value-type="float" office:value="37511" table:style-name="ce13">
            <text:p>37,5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50116397" table:style-name="ce13">
            <text:p>50,116,397</text:p>
          </table:table-cell>
          <table:table-cell office:value-type="float" office:value="33004316" table:style-name="ce13">
            <text:p>33,004,316</text:p>
          </table:table-cell>
          <table:table-cell office:value-type="float" office:value="482669" table:style-name="ce13">
            <text:p>482,669</text:p>
          </table:table-cell>
          <table:table-cell office:value-type="float" office:value="356102" table:style-name="ce13">
            <text:p>356,102</text:p>
          </table:table-cell>
          <table:table-cell office:value-type="float" office:value="105615288" table:style-name="ce13">
            <text:p>105,615,288</text:p>
          </table:table-cell>
          <table:table-cell office:value-type="float" office:value="152719362" table:style-name="ce13">
            <text:p>152,719,362</text:p>
          </table:table-cell>
          <table:table-cell office:value-type="float" office:value="295757329" table:style-name="ce13">
            <text:p>295,757,329</text:p>
          </table:table-cell>
          <table:table-cell office:value-type="float" office:value="2172107" table:style-name="ce13">
            <text:p>2,172,107</text:p>
          </table:table-cell>
          <table:table-cell office:value-type="float" office:value="0.15446578480408302" table:style-name="ce14">
            <text:p>0.15</text:p>
          </table:table-cell>
          <table:table-cell office:value-type="float" office:value="0.02" table:style-name="ce14">
            <text:p>0.02</text:p>
          </table:table-cell>
          <table:table-cell office:value-type="float" office:value="528.49210371704328" table:style-name="ce14">
            <text:p>528.49</text:p>
          </table:table-cell>
          <table:table-cell office:value-type="float" office:value="319427" table:style-name="ce13">
            <text:p>319,427</text:p>
          </table:table-cell>
          <table:table-cell office:value-type="float" office:value="4173826" table:style-name="ce13">
            <text:p>4,173,826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0912.$A$1:10912.$N$23" table:base-cell-address="10912.$A$1"/>
          <table:named-range table:name="外部資料_10" table:cell-range-address="10912.$A$1:10912.$N$23" table:base-cell-address="10912.$A$1"/>
          <table:named-range table:name="外部資料_11" table:cell-range-address="10912.$A$1:10912.$N$23" table:base-cell-address="10912.$A$1"/>
          <table:named-range table:name="外部資料_12" table:cell-range-address="10912.$A$1:10912.$N$23" table:base-cell-address="10912.$A$1"/>
          <table:named-range table:name="外部資料_13" table:cell-range-address="10912.$A$1:10912.$N$23" table:base-cell-address="10912.$A$1"/>
          <table:named-range table:name="外部資料_14" table:cell-range-address="10912.$A$1:10912.$N$23" table:base-cell-address="10912.$A$1"/>
          <table:named-range table:name="外部資料_15" table:cell-range-address="10912.$A$1:10912.$N$23" table:base-cell-address="10912.$A$1"/>
          <table:named-range table:name="外部資料_16" table:cell-range-address="10912.$A$1:10912.$N$23" table:base-cell-address="10912.$A$1"/>
          <table:named-range table:name="外部資料_17" table:cell-range-address="10912.$A$1:10912.$N$23" table:base-cell-address="10912.$A$1"/>
          <table:named-range table:name="外部資料_18" table:cell-range-address="10912.$A$1:10912.$N$23" table:base-cell-address="10912.$A$1"/>
          <table:named-range table:name="外部資料_19" table:cell-range-address="10912.$A$1:10912.$N$23" table:base-cell-address="10912.$A$1"/>
          <table:named-range table:name="外部資料_2" table:cell-range-address="10912.$A$1:10912.$N$23" table:base-cell-address="10912.$A$1"/>
          <table:named-range table:name="外部資料_20" table:cell-range-address="10912.$A$1:10912.$N$23" table:base-cell-address="10912.$A$1"/>
          <table:named-range table:name="外部資料_21" table:cell-range-address="10912.$A$1:10912.$N$23" table:base-cell-address="10912.$A$1"/>
          <table:named-range table:name="外部資料_22" table:cell-range-address="10912.$A$1:10912.$N$23" table:base-cell-address="10912.$A$1"/>
          <table:named-range table:name="外部資料_23" table:cell-range-address="10912.$A$1:10912.$N$23" table:base-cell-address="10912.$A$1"/>
          <table:named-range table:name="外部資料_24" table:cell-range-address="10912.$A$1:10912.$N$23" table:base-cell-address="10912.$A$1"/>
          <table:named-range table:name="外部資料_25" table:cell-range-address="10912.$A$1:10912.$N$23" table:base-cell-address="10912.$A$1"/>
          <table:named-range table:name="外部資料_26" table:cell-range-address="10912.$A$1:10912.$N$23" table:base-cell-address="10912.$A$1"/>
          <table:named-range table:name="外部資料_27" table:cell-range-address="10912.$A$1:10912.$N$23" table:base-cell-address="10912.$A$1"/>
          <table:named-range table:name="外部資料_28" table:cell-range-address="10912.$A$1:10912.$N$23" table:base-cell-address="10912.$A$1"/>
          <table:named-range table:name="外部資料_29" table:cell-range-address="10912.$A$1:10912.$N$23" table:base-cell-address="10912.$A$1"/>
          <table:named-range table:name="外部資料_3" table:cell-range-address="10912.$A$1:10912.$N$23" table:base-cell-address="10912.$A$1"/>
          <table:named-range table:name="外部資料_30" table:cell-range-address="10912.$A$1:10912.$N$23" table:base-cell-address="10912.$A$1"/>
          <table:named-range table:name="外部資料_31" table:cell-range-address="10912.$A$1:10912.$N$23" table:base-cell-address="10912.$A$1"/>
          <table:named-range table:name="外部資料_32" table:cell-range-address="10912.$A$1:10912.$N$23" table:base-cell-address="10912.$A$1"/>
          <table:named-range table:name="外部資料_33" table:cell-range-address="10912.$A$1:10912.$N$23" table:base-cell-address="10912.$A$1"/>
          <table:named-range table:name="外部資料_34" table:cell-range-address="10912.$A$1:10912.$N$23" table:base-cell-address="10912.$A$1"/>
          <table:named-range table:name="外部資料_35" table:cell-range-address="10912.$A$1:10912.$N$23" table:base-cell-address="10912.$A$1"/>
          <table:named-range table:name="外部資料_36" table:cell-range-address="10912.$A$1:10912.$N$23" table:base-cell-address="10912.$A$1"/>
          <table:named-range table:name="外部資料_37" table:cell-range-address="10912.$A$1:10912.$N$23" table:base-cell-address="10912.$A$1"/>
          <table:named-range table:name="外部資料_38" table:cell-range-address="10912.$A$1:10912.$N$23" table:base-cell-address="10912.$A$1"/>
          <table:named-range table:name="外部資料_39" table:cell-range-address="10912.$A$1:10912.$N$23" table:base-cell-address="10912.$A$1"/>
          <table:named-range table:name="外部資料_4" table:cell-range-address="10912.$A$1:10912.$N$23" table:base-cell-address="10912.$A$1"/>
          <table:named-range table:name="外部資料_40" table:cell-range-address="10912.$A$1:10912.$N$23" table:base-cell-address="10912.$A$1"/>
          <table:named-range table:name="外部資料_41" table:cell-range-address="10912.$A$1:10912.$N$23" table:base-cell-address="10912.$A$1"/>
          <table:named-range table:name="外部資料_42" table:cell-range-address="10912.$A$1:10912.$N$23" table:base-cell-address="10912.$A$1"/>
          <table:named-range table:name="外部資料_5" table:cell-range-address="10912.$A$1:10912.$N$23" table:base-cell-address="10912.$A$1"/>
          <table:named-range table:name="外部資料_6" table:cell-range-address="10912.$A$1:10912.$N$23" table:base-cell-address="10912.$A$1"/>
          <table:named-range table:name="外部資料_7" table:cell-range-address="10912.$A$1:10912.$N$23" table:base-cell-address="10912.$A$1"/>
          <table:named-range table:name="外部資料_8" table:cell-range-address="10912.$A$1:10912.$N$23" table:base-cell-address="10912.$A$1"/>
          <table:named-range table:name="外部資料_9" table:cell-range-address="10912.$A$1:10912.$N$23" table:base-cell-address="109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1-01-25T06:50:40Z</meta:creation-date>
    <dc:date>2021-01-25T06:50:45Z</dc:date>
    <meta:print-date>2021-01-25T06:50:40Z</meta:print-date>
  </office:meta>
</office:document-meta>
</file>